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86254545455" calcext:value-type="float">
            <text:p>3.88786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48533333333" calcext:value-type="float">
            <text:p>4.43348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3068" calcext:value-type="float">
            <text:p>4.461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79806896552" calcext:value-type="float">
            <text:p>4.4277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9712" calcext:value-type="float">
            <text:p>4.23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0464" calcext:value-type="float">
            <text:p>3.85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23793103448" calcext:value-type="float">
            <text:p>3.4802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2744" calcext:value-type="float">
            <text:p>3.51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01903448276" calcext:value-type="float">
            <text:p>3.55501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8488" calcext:value-type="float">
            <text:p>3.5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119" calcext:value-type="float">
            <text:p>3.619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8464" calcext:value-type="float">
            <text:p>3.6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33703225807" calcext:value-type="float">
            <text:p>3.5323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4532" calcext:value-type="float">
            <text:p>3.4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21225806452" calcext:value-type="float">
            <text:p>3.4312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2816" calcext:value-type="float">
            <text:p>3.34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25187096774" calcext:value-type="float">
            <text:p>3.244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94167741935" calcext:value-type="float">
            <text:p>2.9869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0352" calcext:value-type="float">
            <text:p>3.22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77935483871" calcext:value-type="float">
            <text:p>3.617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7568" calcext:value-type="float">
            <text:p>3.74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25729032258" calcext:value-type="float">
            <text:p>3.8652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56928571429" calcext:value-type="float">
            <text:p>4.01056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9832258065" calcext:value-type="float">
            <text:p>4.1529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69109677419" calcext:value-type="float">
            <text:p>4.9886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6952" calcext:value-type="float">
            <text:p>5.07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600722580645" calcext:value-type="float">
            <text:p>5.146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432" calcext:value-type="float">
            <text:p>5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89470967742" calcext:value-type="float">
            <text:p>5.351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18967741935" calcext:value-type="float">
            <text:p>5.352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2488" calcext:value-type="float">
            <text:p>5.39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71922580645" calcext:value-type="float">
            <text:p>5.508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5152" calcext:value-type="float">
            <text:p>5.54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55832258065" calcext:value-type="float">
            <text:p>5.5855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00828571429" calcext:value-type="float">
            <text:p>5.61800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79703225807" calcext:value-type="float">
            <text:p>5.6887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06374193548" calcext:value-type="float">
            <text:p>6.0160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69728" calcext:value-type="float">
            <text:p>6.1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17277419355" calcext:value-type="float">
            <text:p>6.2001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3936" calcext:value-type="float">
            <text:p>6.2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808180645161" calcext:value-type="float">
            <text:p>6.308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45316129032" calcext:value-type="float">
            <text:p>6.280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9028" calcext:value-type="float">
            <text:p>6.05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43174193548" calcext:value-type="float">
            <text:p>5.9124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996" calcext:value-type="float">
            <text:p>5.93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59767741935" calcext:value-type="float">
            <text:p>5.9495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42785714286" calcext:value-type="float">
            <text:p>5.98142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98219354839" calcext:value-type="float">
            <text:p>6.014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117058064516" calcext:value-type="float">
            <text:p>6.121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1248" calcext:value-type="float">
            <text:p>6.1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40348387097" calcext:value-type="float">
            <text:p>6.2394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6376" calcext:value-type="float">
            <text:p>6.3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33741935484" calcext:value-type="float">
            <text:p>6.3253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59225806452" calcext:value-type="float">
            <text:p>6.090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7728" calcext:value-type="float">
            <text:p>5.90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81496774194" calcext:value-type="float">
            <text:p>6.065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332" calcext:value-type="float">
            <text:p>6.21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181238709678" calcext:value-type="float">
            <text:p>6.2418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445751724138" calcext:value-type="float">
            <text:p>6.31445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42064516129" calcext:value-type="float">
            <text:p>6.3644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65290322581" calcext:value-type="float">
            <text:p>6.526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9048" calcext:value-type="float">
            <text:p>6.57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08593548387" calcext:value-type="float">
            <text:p>6.636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2848" calcext:value-type="float">
            <text:p>6.6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26864516129" calcext:value-type="float">
            <text:p>6.672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05651612903" calcext:value-type="float">
            <text:p>6.5850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1936" calcext:value-type="float">
            <text:p>6.32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3344516129" calcext:value-type="float">
            <text:p>6.375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4576" calcext:value-type="float">
            <text:p>6.4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66116129032" calcext:value-type="float">
            <text:p>6.420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79314285714" calcext:value-type="float">
            <text:p>6.4547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89935483871" calcext:value-type="float">
            <text:p>6.482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10632258065" calcext:value-type="float">
            <text:p>6.5411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6048" calcext:value-type="float">
            <text:p>6.5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8175483871" calcext:value-type="float">
            <text:p>6.651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5744516129" calcext:value-type="float">
            <text:p>6.771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73496774194" calcext:value-type="float">
            <text:p>6.5687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1972" calcext:value-type="float">
            <text:p>6.42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04516129032" calcext:value-type="float">
            <text:p>6.445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03656" calcext:value-type="float">
            <text:p>6.4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772877419355" calcext:value-type="float">
            <text:p>6.4577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244" calcext:value-type="float">
            <text:p>6.5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3724" calcext:value-type="float">
            <text:p>6.45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8044137931" calcext:value-type="float">
            <text:p>6.5018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5232" calcext:value-type="float">
            <text:p>6.5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861986206897" calcext:value-type="float">
            <text:p>6.58861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2784" calcext:value-type="float">
            <text:p>6.46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43688" calcext:value-type="float">
            <text:p>6.35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98344827586" calcext:value-type="float">
            <text:p>6.0029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8304" calcext:value-type="float">
            <text:p>5.9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15779310345" calcext:value-type="float">
            <text:p>5.9921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3464" calcext:value-type="float">
            <text:p>5.99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702488888889" calcext:value-type="float">
            <text:p>6.02702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172" calcext:value-type="float">
            <text:p>6.07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41257142857" calcext:value-type="float">
            <text:p>4.4984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57485714286" calcext:value-type="float">
            <text:p>4.4905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72228571429" calcext:value-type="float">
            <text:p>4.4727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57828571429" calcext:value-type="float">
            <text:p>4.4635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393" calcext:value-type="float">
            <text:p>4.668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23671428572" calcext:value-type="float">
            <text:p>5.486236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48" calcext:value-type="float">
            <text:p>4.7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45171428571" calcext:value-type="float">
            <text:p>4.5394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69244444444" calcext:value-type="float">
            <text:p>4.4536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74057142857" calcext:value-type="float">
            <text:p>4.4557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00061538462" calcext:value-type="float">
            <text:p>4.4890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09885714286" calcext:value-type="float">
            <text:p>4.4920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05922580645" calcext:value-type="float">
            <text:p>4.4190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2832" calcext:value-type="float">
            <text:p>4.45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03419354839" calcext:value-type="float">
            <text:p>4.5260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5768" calcext:value-type="float">
            <text:p>4.58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95264516129" calcext:value-type="float">
            <text:p>4.5249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58748387097" calcext:value-type="float">
            <text:p>4.2825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3732" calcext:value-type="float">
            <text:p>4.408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952167741936" calcext:value-type="float">
            <text:p>4.5795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92372413793" calcext:value-type="float">
            <text:p>4.5529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0224" calcext:value-type="float">
            <text:p>4.54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65733333333" calcext:value-type="float">
            <text:p>4.5396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16471428572" calcext:value-type="float">
            <text:p>4.529164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52296774194" calcext:value-type="float">
            <text:p>4.4915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1272" calcext:value-type="float">
            <text:p>4.47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31948387097" calcext:value-type="float">
            <text:p>4.424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6956" calcext:value-type="float">
            <text:p>4.37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19" calcext:value-type="float">
            <text:p>4.06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1744" calcext:value-type="float">
            <text:p>4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0756" calcext:value-type="float">
            <text:p>4.49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121172413793" calcext:value-type="float">
            <text:p>4.5712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278" calcext:value-type="float">
            <text:p>4.637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70844444444" calcext:value-type="float">
            <text:p>4.70870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4896" calcext:value-type="float">
            <text:p>4.7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593914285714" calcext:value-type="float">
            <text:p>4.9559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83142857143" calcext:value-type="float">
            <text:p>5.0738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52257142857" calcext:value-type="float">
            <text:p>5.2515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25742857143" calcext:value-type="float">
            <text:p>5.4342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217" calcext:value-type="float">
            <text:p>5.419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309634782609" calcext:value-type="float">
            <text:p>4.763096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342028571429" calcext:value-type="float">
            <text:p>4.7234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83351724138" calcext:value-type="float">
            <text:p>4.75083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31542857143" calcext:value-type="float">
            <text:p>4.7553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65163636364" calcext:value-type="float">
            <text:p>4.93665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08509090909" calcext:value-type="float">
            <text:p>4.9410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55751724138" calcext:value-type="float">
            <text:p>4.82855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4896" calcext:value-type="float">
            <text:p>5.1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0576" calcext:value-type="float">
            <text:p>5.23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43832258065" calcext:value-type="float">
            <text:p>5.3874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48836" calcext:value-type="float">
            <text:p>5.494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49367741936" calcext:value-type="float">
            <text:p>5.4984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49333333333" calcext:value-type="float">
            <text:p>5.5134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3832" calcext:value-type="float">
            <text:p>5.3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26774193548" calcext:value-type="float">
            <text:p>5.7432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85" calcext:value-type="float">
            <text:p>5.7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07793548387" calcext:value-type="float">
            <text:p>5.810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60924137931" calcext:value-type="float">
            <text:p>5.83360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49135483871" calcext:value-type="float">
            <text:p>5.885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34314285714" calcext:value-type="float">
            <text:p>6.28334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686675862069" calcext:value-type="float">
            <text:p>6.3568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64514285714" calcext:value-type="float">
            <text:p>6.4136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12937931034" calcext:value-type="float">
            <text:p>6.4611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745075862069" calcext:value-type="float">
            <text:p>6.45745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252" calcext:value-type="float">
            <text:p>6.33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9872" calcext:value-type="float">
            <text:p>6.39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41793103448" calcext:value-type="float">
            <text:p>6.4444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8072" calcext:value-type="float">
            <text:p>6.48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23745454545" calcext:value-type="float">
            <text:p>6.43723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4712" calcext:value-type="float">
            <text:p>6.5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4895483871" calcext:value-type="float">
            <text:p>6.694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1204" calcext:value-type="float">
            <text:p>6.729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77225806452" calcext:value-type="float">
            <text:p>6.7687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6328" calcext:value-type="float">
            <text:p>6.8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27587096774" calcext:value-type="float">
            <text:p>6.865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82374193548" calcext:value-type="float">
            <text:p>6.7628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1324" calcext:value-type="float">
            <text:p>6.57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29896774194" calcext:value-type="float">
            <text:p>6.5092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2888" calcext:value-type="float">
            <text:p>6.47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83109677419" calcext:value-type="float">
            <text:p>6.4898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33157142857" calcext:value-type="float">
            <text:p>6.51733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19096774194" calcext:value-type="float">
            <text:p>6.534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6816" calcext:value-type="float">
            <text:p>6.54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2595862069" calcext:value-type="float">
            <text:p>6.5832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56373333333" calcext:value-type="float">
            <text:p>6.63556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59834482759" calcext:value-type="float">
            <text:p>6.68359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5664" calcext:value-type="float">
            <text:p>6.7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3808" calcext:value-type="float">
            <text:p>6.57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561489655173" calcext:value-type="float">
            <text:p>6.395614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9896" calcext:value-type="float">
            <text:p>6.4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25310344828" calcext:value-type="float">
            <text:p>6.5182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54986666667" calcext:value-type="float">
            <text:p>6.54154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39674074074" calcext:value-type="float">
            <text:p>6.5703967407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17356521739" calcext:value-type="float">
            <text:p>6.590173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56266666667" calcext:value-type="float">
            <text:p>6.3645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896533333333" calcext:value-type="float">
            <text:p>6.3689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3932" calcext:value-type="float">
            <text:p>6.3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71022222222" calcext:value-type="float">
            <text:p>6.72671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96888888889" calcext:value-type="float">
            <text:p>6.4679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128215384615" calcext:value-type="float">
            <text:p>6.33128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98133333333" calcext:value-type="float">
            <text:p>6.2429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93142857143" calcext:value-type="float">
            <text:p>6.2549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45907692308" calcext:value-type="float">
            <text:p>6.28145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533228571429" calcext:value-type="float">
            <text:p>6.3053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38270967742" calcext:value-type="float">
            <text:p>6.208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4844" calcext:value-type="float">
            <text:p>6.24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06967741936" calcext:value-type="float">
            <text:p>6.297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4024" calcext:value-type="float">
            <text:p>6.31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92567741936" calcext:value-type="float">
            <text:p>6.287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12258064516" calcext:value-type="float">
            <text:p>6.118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6388" calcext:value-type="float">
            <text:p>5.720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04670967742" calcext:value-type="float">
            <text:p>5.806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7772" calcext:value-type="float">
            <text:p>5.862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5775483871" calcext:value-type="float">
            <text:p>5.874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00171428571" calcext:value-type="float">
            <text:p>5.8920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76258064516" calcext:value-type="float">
            <text:p>5.904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29496774194" calcext:value-type="float">
            <text:p>5.7152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9992" calcext:value-type="float">
            <text:p>5.7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07277419355" calcext:value-type="float">
            <text:p>5.7810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5744" calcext:value-type="float">
            <text:p>5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88283870968" calcext:value-type="float">
            <text:p>5.932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13858064516" calcext:value-type="float">
            <text:p>5.865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66824" calcext:value-type="float">
            <text:p>5.25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55148387097" calcext:value-type="float">
            <text:p>5.137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0568" calcext:value-type="float">
            <text:p>5.12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59548387097" calcext:value-type="float">
            <text:p>5.1085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687457142857" calcext:value-type="float">
            <text:p>5.1468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12696774194" calcext:value-type="float">
            <text:p>5.1331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61135483871" calcext:value-type="float">
            <text:p>4.940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2428" calcext:value-type="float">
            <text:p>4.965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88774193548" calcext:value-type="float">
            <text:p>4.988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2736" calcext:value-type="float">
            <text:p>5.05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41909677419" calcext:value-type="float">
            <text:p>5.098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89819354839" calcext:value-type="float">
            <text:p>4.9618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756" calcext:value-type="float">
            <text:p>4.5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67561290323" calcext:value-type="float">
            <text:p>4.5206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9596" calcext:value-type="float">
            <text:p>4.70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24711111111" calcext:value-type="float">
            <text:p>4.91224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81816" calcext:value-type="float">
            <text:p>4.9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76861538462" calcext:value-type="float">
            <text:p>4.91876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6032" calcext:value-type="float">
            <text:p>4.9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28387096774" calcext:value-type="float">
            <text:p>5.024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0024" calcext:value-type="float">
            <text:p>5.02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596103225806" calcext:value-type="float">
            <text:p>5.0959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86374193548" calcext:value-type="float">
            <text:p>4.796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8968" calcext:value-type="float">
            <text:p>4.60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78670967742" calcext:value-type="float">
            <text:p>4.4877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9624" calcext:value-type="float">
            <text:p>4.44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00193548387" calcext:value-type="float">
            <text:p>4.4400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60855172414" calcext:value-type="float">
            <text:p>4.4486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343099272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52593548387" calcext:value-type="float">
            <text:p>4.441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38" meta:object-count="0"/>
    <meta:user-defined meta:name="AppVersion">3.0</meta:user-defined>
  </office:meta>
</office:document-meta>
</file>